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 style:master-page-name="Standard">
      <style:paragraph-properties style:page-number="3"/>
    </style:style>
    <style:style style:name="P3" style:family="paragraph" style:parent-style-name="Footer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List</text:h>
      <text:p text:style-name="Text_20_body">A line.</text:p>
      <text:list xml:id="list857096636" text:style-name="L1">
        <text:list-item>
          <text:p text:style-name="P2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9:24</dc:date>
    <dc:creator>Vincent Spiewak</dc:creator>
    <meta:editing-duration>PT00H02M17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3" meta:paragraph-count="7" meta:word-count="17" meta:character-count="64"/>
  </office:meta>
</office:document-meta>
</file>